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/>
    </style:style>
    <style:style style:name="Table1.A" style:family="table-column">
      <style:table-column-properties style:column-width="2.866in"/>
    </style:style>
    <style:style style:name="Table1.B" style:family="table-column">
      <style:table-column-properties style:column-width="1.7201in"/>
    </style:style>
    <style:style style:name="Table1.C" style:family="table-column">
      <style:table-column-properties style:column-width="1.9104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375in" fo:margin-left="0.1007in" fo:margin-top="0in" fo:margin-bottom="0in" table:align="left"/>
    </style:style>
    <style:style style:name="Table2.A" style:family="table-column">
      <style:table-column-properties style:column-width="0.5729in"/>
    </style:style>
    <style:style style:name="Table2.B" style:family="table-column">
      <style:table-column-properties style:column-width="2.9319in"/>
    </style:style>
    <style:style style:name="Table2.C" style:family="table-column">
      <style:table-column-properties style:column-width="2.9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fo:padding-left="0.0813in" fo:padding-right="0.075in" fo:padding-top="0in" fo:padding-bottom="0in" fo:border="1pt solid #000000"/>
    </style:style>
    <style:style style:name="Table2.B2" style:family="table-cell">
      <style:table-cell-properties fo:padding-left="0.0813in" fo:padding-right="0.075in" fo:padding-top="0in" fo:padding-bottom="0in" fo:border="1pt solid #000000"/>
    </style:style>
    <style:style style:name="Table3" style:family="table">
      <style:table-properties style:width="6.4375in" fo:margin-left="0.1007in" fo:margin-top="0in" fo:margin-bottom="0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2.9319in"/>
    </style:style>
    <style:style style:name="Table3.C" style:family="table-column">
      <style:table-column-properties style:column-width="2.9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A2" style:family="table-cell">
      <style:table-cell-properties fo:padding-left="0.0813in" fo:padding-right="0.075in" fo:padding-top="0in" fo:padding-bottom="0in" fo:border="1pt solid #000000"/>
    </style:style>
    <style:style style:name="Table3.B2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orphans="0" fo:widows="0"/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1.6335in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1.6335in"/>
        </style:tab-stops>
      </style:paragraph-properties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-0.0102in" fo:margin-right="0.0299in" fo:margin-top="0in" fo:margin-bottom="0.002in" loext:contextual-spacing="false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24" style:family="paragraph" style:parent-style-name="Standard">
      <loext:graphic-properties draw:fill="solid" draw:fill-color="#ffffff"/>
      <style:paragraph-properties fo:margin-top="0.111in" fo:margin-bottom="0.111in" loext:contextual-spacing="false" fo:line-height="150%" fo:text-align="justify" style:justify-single-word="false" fo:background-color="#ffffff" fo:padding="0in" fo:border="none"/>
    </style:style>
    <style:style style:name="P25" style:family="paragraph" style:parent-style-name="Standard">
      <loext:graphic-properties draw:fill="solid" draw:fill-color="#ffffff"/>
      <style:paragraph-properties fo:margin-top="0.111in" fo:margin-bottom="0.111in" loext:contextual-spacing="false" fo:line-height="163%" fo:text-align="justify" style:justify-single-word="false" fo:background-color="#ffffff" fo:padding="0in" fo:border="none"/>
    </style:style>
    <style:style style:name="P2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 fo:padding="0in" fo:border="none"/>
    </style:style>
    <style:style style:name="P27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4917in" style:auto-text-indent="false"/>
    </style:style>
    <style:style style:name="P28" style:family="paragraph" style:parent-style-name="Standard" style:list-style-name="WWNum1">
      <style:paragraph-properties fo:margin-left="0.5in" fo:margin-right="0.0299in" fo:margin-top="0in" fo:margin-bottom="0in" loext:contextual-spacing="false" fo:line-height="163%" fo:text-align="justify" style:justify-single-word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.0299in" fo:margin-top="0in" fo:margin-bottom="0.002in" loext:contextual-spacing="false" fo:line-height="163%" fo:text-align="justify" style:justify-single-word="false" fo:text-indent="-0.25in" style:auto-text-indent="false"/>
    </style:style>
    <style:style style:name="P30" style:family="paragraph" style:parent-style-name="Standard">
      <style:paragraph-properties fo:margin-left="0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31" style:family="paragraph" style:parent-style-name="Standard">
      <style:paragraph-properties fo:margin-left="0in" fo:margin-right="0.0299in" fo:line-height="163%" fo:orphans="0" fo:widows="0" fo:text-indent="0in" style:auto-text-indent="false"/>
    </style:style>
    <style:style style:name="P32" style:family="paragraph" style:parent-style-name="Standard">
      <style:paragraph-properties fo:margin-left="0in" fo:margin-right="0.0299in" fo:margin-top="0in" fo:margin-bottom="0.002in" loext:contextual-spacing="false" fo:line-height="163%" fo:orphans="0" fo:widows="0" fo:text-indent="0in" style:auto-text-indent="false"/>
    </style:style>
    <style:style style:name="P33" style:family="paragraph" style:parent-style-name="Standard">
      <style:paragraph-properties fo:margin-left="0in" fo:margin-right="0.0299in" fo:line-height="150%" fo:orphans="0" fo:widows="0" fo:text-indent="0in" style:auto-text-indent="false"/>
    </style:style>
    <style:style style:name="P34" style:family="paragraph" style:parent-style-name="Standard">
      <style:paragraph-properties fo:margin-left="0in" fo:margin-right="0in" fo:margin-top="0in" fo:margin-bottom="0.111in" loext:contextual-spacing="false" fo:line-height="150%" fo:text-indent="0.5in" style:auto-text-indent="false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</style:style>
    <style:style style:name="P36" style:family="paragraph" style:parent-style-name="Standard">
      <style:paragraph-properties fo:margin-top="0in" fo:margin-bottom="0.111in" loext:contextual-spacing="false" fo:line-height="108%"/>
    </style:style>
    <style:style style:name="P37" style:family="paragraph" style:parent-style-name="Standard">
      <style:paragraph-properties fo:margin-top="0in" fo:margin-bottom="0.111in" loext:contextual-spacing="false" fo:line-height="108%"/>
      <style:text-properties fo:font-size="14pt" style:font-size-asian="14pt" style:font-size-complex="14pt"/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color="#222222" fo:font-size="14pt" fo:font-weight="bold" style:font-size-asian="14pt" style:font-weight-asian="bold" style:font-size-complex="14pt" fo:background-color="#ffffff"/>
    </style:style>
    <style:style style:name="T10" style:family="text">
      <style:text-properties fo:color="#222222" fo:font-size="14pt" style:font-size-asian="14pt" style:font-size-complex="14pt" fo:background-color="#ffffff"/>
    </style:style>
    <style:style style:name="T11" style:family="text">
      <style:text-properties fo:color="#222222" fo:font-size="14pt" style:font-size-asian="14pt" style:font-size-complex="14pt"/>
    </style:style>
    <style:style style:name="T12" style:family="text">
      <style:text-properties fo:color="#222222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.5pt" fo:font-style="italic" style:font-size-asian="13.5pt" style:font-style-asian="italic" style:font-size-complex="13.5pt"/>
    </style:style>
    <style:style style:name="T16" style:family="text">
      <style:text-properties fo:font-size="13.5pt" style:font-size-asian="13.5pt" style:font-size-complex="13.5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</text:span><text:span text:style-name="T5">МО </text:span><text:span text:style-name="T3">ЭВМ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2">ОТЧЕТ</text:span></text:p>
      <text:p text:style-name="P1"><text:span text:style-name="T3">по лабораторной работе №</text:span><text:span text:style-name="T5">4</text:span></text:p>
      <text:p text:style-name="P1"><text:span text:style-name="T3">по </text:span><text:span text:style-name="T5">дисциплине «Построение и анализ алгоритмов»</text:span></text:p>
      <text:p text:style-name="P1"><text:span text:style-name="T5">Тема: </text:span><text:span text:style-name="T9">Кнут-Моррис-Пратт</text:span></text:p>
      <text:p text:style-name="P8"/>
      <text:p text:style-name="P8"/>
      <text:p text:style-name="P6"/>
      <text:p text:style-name="P6"/>
      <text:p text:style-name="P7"><text:soft-page-break/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ка гр. 938</text:span><text:span text:style-name="T6">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0"><text:span text:style-name="T6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0"><text:span text:style-name="T4">Фирсов М.А.</text:span></text:p>
          </table:table-cell>
        </table:table-row>
      </table:table>
      <text:p text:style-name="P7"/>
      <text:p text:style-name="P7"/>
      <text:p text:style-name="P1"><text:span text:style-name="T4">Санкт-Петербург</text:span></text:p>
      <text:p text:style-name="P1"><text:span text:style-name="T4">2021</text:span></text:p>
      <text:p text:style-name="P17"><text:span text:style-name="T3">Цель работы.</text:span></text:p>
      <text:p text:style-name="P18"><text:span text:style-name="T6">Изучить и реализовать алгоритм </text:span><text:span text:style-name="T10">Кнута-Морриса-Пратта для поиска всех подстрок по шаблону. Реализовать алгоритм проверки на циклический сдвиг.</text:span></text:p>
      <text:p text:style-name="P18"><text:span text:style-name="T3">Постановка задачи.</text:span></text:p>
      <text:p text:style-name="P20"><text:span text:style-name="T5">1 пункт.</text:span><text:span text:style-name="T6"> Реализуйте алгоритм КМП и с его помощью для заданных шаблона </text:span><text:span text:style-name="T7">P </text:span><text:span text:style-name="T6">(∣</text:span><text:span text:style-name="T7">P</text:span><text:span text:style-name="T6">∣≤15000) и текста </text:span><text:span text:style-name="T7">T</text:span><text:span text:style-name="T6">(∣</text:span><text:span text:style-name="T7">T</text:span><text:span text:style-name="T6">∣≤5000000) найдите все вхождения </text:span><text:span text:style-name="T7">P </text:span><text:span text:style-name="T6">в </text:span><text:span text:style-name="T7">T</text:span><text:span text:style-name="T6">.</text:span></text:p>
      <text:p text:style-name="P20"><text:span text:style-name="T6">Вход:</text:span></text:p>
      <text:p text:style-name="P20"><text:span text:style-name="T6">Первая строка - </text:span><text:span text:style-name="T7">P</text:span><text:span text:style-name="T6"> </text:span></text:p>
      <text:p text:style-name="P20"><text:span text:style-name="T6">Вторая строка - </text:span><text:span text:style-name="T7">T</text:span></text:p>
      <text:p text:style-name="P20"><text:span text:style-name="T6">Выход:</text:span></text:p>
      <text:p text:style-name="P20"><text:span text:style-name="T6">индексы начал вхождений </text:span><text:span text:style-name="T7">P</text:span><text:span text:style-name="T6"> в </text:span><text:span text:style-name="T7">T</text:span><text:span text:style-name="T6">, разделенных запятой, если </text:span><text:span text:style-name="T7">P </text:span><text:span text:style-name="T6">не входит в </text:span><text:span text:style-name="T7">T</text:span><text:span text:style-name="T6">, то вывести −1</text:span></text:p>
      <text:p text:style-name="P20"><text:span text:style-name="T5">2 пункт.</text:span><text:span text:style-name="T6"> Заданы две строки </text:span><text:span text:style-name="T15">A</text:span><text:span text:style-name="T6">(</text:span><text:span text:style-name="T16">∣</text:span><text:span text:style-name="T15">A</text:span><text:span text:style-name="T16">∣≤5000000</text:span><text:span text:style-name="T6">) и </text:span><text:span text:style-name="T15">B</text:span><text:span text:style-name="T6">(</text:span><text:span text:style-name="T16">∣</text:span><text:span text:style-name="T15">B</text:span><text:span text:style-name="T16">∣≤5000000</text:span><text:span text:style-name="T6">). Определить, является ли </text:span><text:span text:style-name="T16">А </text:span><text:span text:style-name="T6">циклическим сдвигом </text:span><text:span text:style-name="T16">В </text:span><text:span text:style-name="T6">(это значит, что </text:span><text:span text:style-name="T16">А </text:span><text:span text:style-name="T6">и </text:span><text:span text:style-name="T16">В </text:span><text:span text:style-name="T6">имеют одинаковую длину и </text:span><text:span text:style-name="T16">А</text:span><text:span text:style-name="T6"> состоит из суффикса </text:span><text:span text:style-name="T16">В</text:span><text:span text:style-name="T6">, склеенного с префиксом </text:span><text:span text:style-name="T16">В</text:span><text:span text:style-name="T6">). Например, defabc является циклическим сдвигом abcdef.</text:span></text:p>
      <text:p text:style-name="P20"><text:span text:style-name="T6">Вход:</text:span></text:p>
      <text:p text:style-name="P20"><text:span text:style-name="T6">Первая строка - </text:span><text:span text:style-name="T15">A</text:span></text:p>
      <text:p text:style-name="P20"><text:span text:style-name="T6">Вторая строка - </text:span><text:span text:style-name="T15">B</text:span></text:p>
      <text:p text:style-name="P20"><text:span text:style-name="T6">Выход:</text:span></text:p>
      <text:p text:style-name="P20"><text:span text:style-name="T6">Если </text:span><text:span text:style-name="T15">A </text:span><text:span text:style-name="T6">является циклическим сдвигом </text:span><text:span text:style-name="T15">B</text:span><text:span text:style-name="T6">, индекс начала строки </text:span><text:span text:style-name="T15">B </text:span><text:span text:style-name="T6">в </text:span><text:span text:style-name="T15">A</text:span><text:span text:style-name="T6">, иначе вывести </text:span><text:span text:style-name="T16">−1</text:span><text:span text:style-name="T6">. Если возможно несколько сдвигов вывести первый индекс.</text:span></text:p>
      <text:p text:style-name="P18"><text:span text:style-name="T5"><text:s/></text:span></text:p>
      <text:p text:style-name="P21"><text:span text:style-name="T5"><text:tab/><text:tab/></text:span><text:span text:style-name="T3">Описание алгоритм</text:span><text:span text:style-name="T5">а</text:span><text:span text:style-name="T3">.</text:span></text:p>
      <text:p text:style-name="P24"><text:span text:style-name="T11">Математически определение префикс-функции можно записать следующим образом: </text:span><draw:frame draw:style-name="fr1" text:anchor-type="as-char" svg:width="3.1681in" svg:height="0.2091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1">, где s[0 … n-1] - данная строка. </text:span></text:p>
      <text:p text:style-name="P24"><text:span text:style-name="T11">Алгоритм Кнута-Морриса-Пратта, который находит позиции всех вхождений строки P в текст T, работает следующим образом. </text:span></text:p>
      <text:p text:style-name="P26"><text:span text:style-name="T11">Построим строку S=P#T, где # - любой символ, не входящий в алфавит <text:s text:c="2"/>P и T. Посчитаем на ней значение префикс-функции p. Если в какой-то позиции i выполняется условие p[i]=|P|, то в этой позиции начинается очередное вхождение образца в цепочку.</text:span></text:p>
      <text:p text:style-name="P24"><text:span text:style-name="T11">Алгоритм поиска циклического сдвига отличается только тем, что ведется в удвоенной первой строке, так как при</text:span><text:span text:style-name="T12"> </text:span><text:span text:style-name="T11">сложении строк первая будет содержать в себе вторую строку, если она является циклическим сдвигом. </text:span></text:p>
      <text:p text:style-name="P25"><text:soft-page-break/><text:span text:style-name="T11">Алгоритм Кнута-Морриса-Пратта имеет сложность </text:span><text:span text:style-name="T10"><text:s/></text:span><text:span text:style-name="T11">O(P+T) по времени и памяти.</text:span></text:p>
      <text:p text:style-name="P22"/>
      <text:p text:style-name="P27"><text:span text:style-name="T3">Описание структур и функций.</text:span></text:p>
      <text:list xml:id="list3124647762" text:style-name="WWNum1">
        <text:list-item>
          <text:p text:style-name="P28"><text:span text:style-name="T6">vector &lt; int &gt; CalculatingPrefixFunction (string Line) - формирует вектор значений префикс функции символов входной строки и возвращает его;</text:span></text:p>
        </text:list-item>
        <text:list-item>
          <text:p text:style-name="P28"><text:span text:style-name="T6">void KnuthMorrisPratt (string FirstLine, string SecondLine, vector &lt;int&gt;&amp;Result) - функция реализует алгоритм Кнута-Морриса-Пратта;</text:span></text:p>
        </text:list-item>
        <text:list-item>
          <text:p text:style-name="P29"><text:span text:style-name="T6">int IsCyclicShift (string FirstLine, string SecondLine) - функция проверяет является ли строка FirstLine, циклическим сдвигом строки SecondLine;</text:span></text:p>
        </text:list-item>
      </text:list>
      <text:p text:style-name="P30"><text:span text:style-name="T6">Код разработанных программ см. в приложении А.</text:span></text:p>
      <text:p text:style-name="P23"><text:span text:style-name="T5"><text:tab/><text:tab/></text:span><text:span text:style-name="T3">Тестирование.</text:span></text:p>
      <text:p text:style-name="P20"><text:span text:style-name="T6">Таблица 1 - результаты тестирования lb4_1.cpp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6">Тест</text:span></text:p>
          </table:table-cell>
          <table:table-cell table:style-name="Table2.A1" office:value-type="string">
            <text:p text:style-name="P16"><text:span text:style-name="T6">Входные данные </text:span></text:p>
          </table:table-cell>
          <table:table-cell table:style-name="Table2.A1" office:value-type="string">
            <text:p text:style-name="P16"><text:span text:style-name="T6">результат работы алгоритма</text:span></text:p>
          </table:table-cell>
        </table:table-row>
        <table:table-row table:style-name="Table2.1">
          <table:table-cell table:style-name="Table2.A2" office:value-type="string">
            <text:p text:style-name="P32"><text:span text:style-name="T6">№1</text:span></text:p>
          </table:table-cell>
          <table:table-cell table:style-name="Table2.B2" office:value-type="string">
            <text:p text:style-name="P31"><text:span text:style-name="T6">ab</text:span></text:p>
            <text:p text:style-name="P31"><text:span text:style-name="T6">abab</text:span></text:p>
          </table:table-cell>
          <table:table-cell table:style-name="Table2.A1" office:value-type="string">
            <text:p text:style-name="P32"><text:span text:style-name="T6">0,2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№2</text:span></text:p>
          </table:table-cell>
          <table:table-cell table:style-name="Table2.A1" office:value-type="string">
            <text:p text:style-name="P15"><text:span text:style-name="T6">nnfjfkc</text:span></text:p>
            <text:p text:style-name="P15"><text:span text:style-name="T6">kgykg</text:span></text:p>
          </table:table-cell>
          <table:table-cell table:style-name="Table2.A1" office:value-type="string">
            <text:p text:style-name="P16"><text:span text:style-name="T6">-1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1">№3</text:span></text:p>
          </table:table-cell>
          <table:table-cell table:style-name="Table2.A1" office:value-type="string">
            <text:p text:style-name="P15"><text:span text:style-name="T6">asasas</text:span></text:p>
            <text:p text:style-name="P15"><text:span text:style-name="T6">asasas</text:span></text:p>
          </table:table-cell>
          <table:table-cell table:style-name="Table2.A1" office:value-type="string">
            <text:p text:style-name="P16"><text:span text:style-name="T6">0</text:span></text:p>
          </table:table-cell>
        </table:table-row>
      </table:table>
      <text:p text:style-name="P12"/>
      <text:p text:style-name="P2"><text:span text:style-name="T6">Таблица 2 - результаты тестирования lb4_2.cp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6">Тест</text:span></text:p>
          </table:table-cell>
          <table:table-cell table:style-name="Table3.A1" office:value-type="string">
            <text:p text:style-name="P13"><text:span text:style-name="T6">Входные данные </text:span></text:p>
          </table:table-cell>
          <table:table-cell table:style-name="Table3.A1" office:value-type="string">
            <text:p text:style-name="P13"><text:span text:style-name="T6">результат работы алгоритма</text:span></text:p>
          </table:table-cell>
        </table:table-row>
        <table:table-row table:style-name="Table3.1">
          <table:table-cell table:style-name="Table3.A2" office:value-type="string">
            <text:p text:style-name="P32"><text:span text:style-name="T6">№1</text:span></text:p>
          </table:table-cell>
          <table:table-cell table:style-name="Table3.B2" office:value-type="string">
            <text:p text:style-name="P33"><text:span text:style-name="T6">qwerty</text:span></text:p>
            <text:p text:style-name="P33"><text:span text:style-name="T6">tyqwer</text:span></text:p>
          </table:table-cell>
          <table:table-cell table:style-name="Table3.A1" office:value-type="string">
            <text:p text:style-name="P32"><text:span text:style-name="T6">4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№2</text:span></text:p>
          </table:table-cell>
          <table:table-cell table:style-name="Table3.A1" office:value-type="string">
            <text:p text:style-name="P3"><text:span text:style-name="T6">htj</text:span></text:p>
            <text:p text:style-name="P3"><text:span text:style-name="T6">uky</text:span></text:p>
          </table:table-cell>
          <table:table-cell table:style-name="Table3.A1" office:value-type="string">
            <text:p text:style-name="P13"><text:span text:style-name="T6">-1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№3</text:span></text:p>
          </table:table-cell>
          <table:table-cell table:style-name="Table3.A1" office:value-type="string">
            <text:p text:style-name="P3"><text:span text:style-name="T6">qweryt</text:span></text:p>
            <text:p text:style-name="P3"><text:span text:style-name="T6">tyqwer</text:span></text:p>
          </table:table-cell>
          <table:table-cell table:style-name="Table3.A1" office:value-type="string">
            <text:p text:style-name="P13"><text:span text:style-name="T6">-1</text:span></text:p>
          </table:table-cell>
        </table:table-row>
      </table:table>
      <text:p text:style-name="P12"/>
      <text:p text:style-name="P19"><text:span text:style-name="T3">Вывод.<text:tab/></text:span></text:p>
      <text:p text:style-name="P34"><text:soft-page-break/><text:span text:style-name="T6">В ходе выполнения работы были изучены алгоритм </text:span><text:span text:style-name="T10">Кнута - Морриса - Пратта для поиска всех подстрок и префикс функция. Также </text:span><text:span text:style-name="T6">алгоритм </text:span><text:span text:style-name="T10">Кнута - Морриса - Пратта был оптимизирован для решения задачи поиска циклического сдвига. Данные алгоритмы были реализованы на языке программирования С++.</text:span></text:p>
      <text:p text:style-name="P35"><text:span text:style-name="T3">ПРИЛОЖЕНИЕ А</text:span></text:p>
      <text:p text:style-name="P11"><text:span text:style-name="T3">Исходный код программы </text:span></text:p>
      <text:p text:style-name="P9"/>
      <text:p text:style-name="P36"><text:span text:style-name="T4">Название файла: lb</text:span><text:span text:style-name="T6">4_1</text:span><text:span text:style-name="T4">.</text:span><text:span text:style-name="T6">cpp</text:span></text:p>
      <text:p text:style-name="P36"><text:span text:style-name="T6">#include &lt;iostream&gt;</text:span></text:p>
      <text:p text:style-name="P36"><text:span text:style-name="T6">#include &lt;vector&gt;</text:span></text:p>
      <text:p text:style-name="P37"/>
      <text:p text:style-name="P36"><text:span text:style-name="T6">using namespace std;</text:span></text:p>
      <text:p text:style-name="P37"/>
      <text:p text:style-name="P37"/>
      <text:p text:style-name="P36"><text:span text:style-name="T6">vector &lt; int &gt; CalculatingPrefixFunction (string Line)</text:span></text:p>
      <text:p text:style-name="P36"><text:span text:style-name="T6">{</text:span></text:p>
      <text:p text:style-name="P36"><text:span text:style-name="T6"><text:s text:c="2"/>int LineLength = Line.length ();</text:span></text:p>
      <text:p text:style-name="P36"><text:span text:style-name="T6"><text:s text:c="2"/>vector &lt; int &gt;prefixes (LineLength);</text:span></text:p>
      <text:p text:style-name="P36"><text:span text:style-name="T6"><text:s text:c="2"/>prefixes[0] = 0;</text:span></text:p>
      <text:p text:style-name="P36"><text:span text:style-name="T6"><text:s text:c="2"/>for (int i = 1; i &lt; LineLength; i++)</text:span></text:p>
      <text:p text:style-name="P36"><text:span text:style-name="T6"><text:s text:c="4"/>{</text:span></text:p>
      <text:p text:style-name="P36"><text:span text:style-name="T6"><text:s text:c="6"/>int ActualLineLength = prefixes[i - 1];</text:span></text:p>
      <text:p text:style-name="P36"><text:span text:style-name="T6"><text:s text:c="6"/>while (ActualLineLength &gt; 0</text:span></text:p>
      <text:p text:style-name="P36"><text:span text:style-name="T6"><text:tab/> <text:s text:c="4"/>&amp;&amp; (Line[ActualLineLength] != Line[i]))</text:span></text:p>
      <text:p text:style-name="P36"><text:span text:style-name="T6"><text:tab/>ActualLineLength = prefixes[ActualLineLength - 1];</text:span></text:p>
      <text:p text:style-name="P36"><text:soft-page-break/><text:span text:style-name="T6"><text:s text:c="6"/>if (Line[ActualLineLength] == Line[i])</text:span></text:p>
      <text:p text:style-name="P36"><text:span text:style-name="T6"><text:tab/>ActualLineLength++;</text:span></text:p>
      <text:p text:style-name="P36"><text:span text:style-name="T6"><text:s text:c="6"/>prefixes[i] = ActualLineLength;</text:span></text:p>
      <text:p text:style-name="P36"><text:span text:style-name="T6"><text:s text:c="4"/>}</text:span></text:p>
      <text:p text:style-name="P36"><text:span text:style-name="T6"><text:s text:c="2"/>return prefixes;</text:span></text:p>
      <text:p text:style-name="P36"><text:span text:style-name="T6">}</text:span></text:p>
      <text:p text:style-name="P37"/>
      <text:p text:style-name="P36"><text:span text:style-name="T6">void KnuthMorrisPratt (string FirstLine, string SecondLine, vector &lt; int &gt;&amp;Result)</text:span></text:p>
      <text:p text:style-name="P36"><text:span text:style-name="T6">{</text:span></text:p>
      <text:p text:style-name="P36"><text:span text:style-name="T6"><text:s text:c="4"/>vector&lt;int&gt; p = CalculatingPrefixFunction(FirstLine + "#");</text:span></text:p>
      <text:p text:style-name="P36"><text:span text:style-name="T6"><text:s text:c="4"/>int FirstLineStep = 0;</text:span></text:p>
      <text:p text:style-name="P36"><text:span text:style-name="T6"><text:s text:c="4"/>for(int SecondLineStep = 0; SecondLineStep &lt; SecondLine.size(); ++SecondLineStep) </text:span></text:p>
      <text:p text:style-name="P36"><text:span text:style-name="T6"><text:s text:c="4"/>{</text:span></text:p>
      <text:p text:style-name="P36"><text:span text:style-name="T6"><text:s text:c="8"/>while(FirstLineStep &gt; 0 &amp;&amp; FirstLine[FirstLineStep] != SecondLine[SecondLineStep]) </text:span></text:p>
      <text:p text:style-name="P36"><text:span text:style-name="T6"><text:s text:c="12"/>FirstLineStep = p[FirstLineStep-1];</text:span></text:p>
      <text:p text:style-name="P36"><text:span text:style-name="T6"><text:s text:c="8"/>if(FirstLine[FirstLineStep] == SecondLine[SecondLineStep]) </text:span></text:p>
      <text:p text:style-name="P36"><text:span text:style-name="T6"><text:s text:c="12"/>FirstLineStep++;</text:span></text:p>
      <text:p text:style-name="P36"><text:span text:style-name="T6"><text:s text:c="8"/>if(FirstLineStep == FirstLine.size())</text:span></text:p>
      <text:p text:style-name="P36"><text:span text:style-name="T6"><text:s text:c="12"/>Result.push_back(SecondLineStep - FirstLine.size() + 1);</text:span></text:p>
      <text:p text:style-name="P36"><text:span text:style-name="T6"><text:s text:c="4"/>}</text:span></text:p>
      <text:p text:style-name="P37"/>
      <text:p text:style-name="P36"><text:soft-page-break/><text:span text:style-name="T6">}</text:span></text:p>
      <text:p text:style-name="P37"/>
      <text:p text:style-name="P36"><text:span text:style-name="T6">int main ()</text:span></text:p>
      <text:p text:style-name="P36"><text:span text:style-name="T6">{</text:span></text:p>
      <text:p text:style-name="P36"><text:span text:style-name="T6"><text:s text:c="2"/>vector &lt; int &gt;Result;</text:span></text:p>
      <text:p text:style-name="P36"><text:span text:style-name="T6"><text:s text:c="2"/>string FirstLine, SecondLine;</text:span></text:p>
      <text:p text:style-name="P36"><text:span text:style-name="T6"><text:s text:c="2"/>cin &gt;&gt; FirstLine;</text:span></text:p>
      <text:p text:style-name="P36"><text:span text:style-name="T6"><text:s text:c="2"/>cin &gt;&gt; SecondLine;</text:span></text:p>
      <text:p text:style-name="P36"><text:span text:style-name="T6"><text:s text:c="2"/>KnuthMorrisPratt (FirstLine, SecondLine, Result);</text:span></text:p>
      <text:p text:style-name="P36"><text:span text:style-name="T6"><text:s text:c="2"/>if (!Result.size ())</text:span></text:p>
      <text:p text:style-name="P36"><text:span text:style-name="T6"><text:s text:c="4"/>cout &lt;&lt; -1;</text:span></text:p>
      <text:p text:style-name="P36"><text:span text:style-name="T6"><text:s text:c="2"/>else</text:span></text:p>
      <text:p text:style-name="P36"><text:span text:style-name="T6"><text:s text:c="4"/>{</text:span></text:p>
      <text:p text:style-name="P36"><text:span text:style-name="T6"><text:s text:c="6"/>string separator;</text:span></text:p>
      <text:p text:style-name="P36"><text:span text:style-name="T6"><text:s text:c="6"/>for (auto entry : Result)</text:span></text:p>
      <text:p text:style-name="P36"><text:span text:style-name="T6"><text:s text:c="6"/>{</text:span></text:p>
      <text:p text:style-name="P36"><text:span text:style-name="T6"><text:s text:c="8"/>cout &lt;&lt; separator &lt;&lt; entry;</text:span></text:p>
      <text:p text:style-name="P36"><text:span text:style-name="T6"><text:s text:c="8"/>separator = ",";</text:span></text:p>
      <text:p text:style-name="P36"><text:span text:style-name="T6"><text:s text:c="6"/>}</text:span></text:p>
      <text:p text:style-name="P36"><text:span text:style-name="T6"><text:s text:c="4"/>}</text:span></text:p>
      <text:p text:style-name="P36"><text:span text:style-name="T6"><text:s text:c="2"/>return 0;</text:span></text:p>
      <text:p text:style-name="P36"><text:soft-page-break/><text:span text:style-name="T6">}</text:span></text:p>
      <text:p text:style-name="P37"/>
      <text:p text:style-name="P36"><text:span text:style-name="T6">Название файла: lb4_2.cpp</text:span></text:p>
      <text:p text:style-name="P36"><text:span text:style-name="T6">#include &lt;iostream&gt;</text:span></text:p>
      <text:p text:style-name="P36"><text:span text:style-name="T6">#include &lt;vector&gt;</text:span></text:p>
      <text:p text:style-name="P37"/>
      <text:p text:style-name="P36"><text:span text:style-name="T6">using namespace std;</text:span></text:p>
      <text:p text:style-name="P37"/>
      <text:p text:style-name="P37"/>
      <text:p text:style-name="P36"><text:span text:style-name="T6">vector &lt; int &gt; CalculatingPrefixFunction (string Line)</text:span></text:p>
      <text:p text:style-name="P36"><text:span text:style-name="T6">{</text:span></text:p>
      <text:p text:style-name="P36"><text:span text:style-name="T6"><text:s text:c="2"/>int LineLength = Line.length ();</text:span></text:p>
      <text:p text:style-name="P36"><text:span text:style-name="T6"><text:s text:c="2"/>vector &lt; int &gt;prefixes (LineLength);</text:span></text:p>
      <text:p text:style-name="P36"><text:span text:style-name="T6"><text:s text:c="2"/>prefixes[0] = 0;</text:span></text:p>
      <text:p text:style-name="P36"><text:span text:style-name="T6"><text:s text:c="2"/>for (int i = 1; i &lt; LineLength; i++)</text:span></text:p>
      <text:p text:style-name="P36"><text:span text:style-name="T6"><text:s text:c="4"/>{</text:span></text:p>
      <text:p text:style-name="P36"><text:span text:style-name="T6"><text:s text:c="6"/>int ActualLineLength = prefixes[i - 1];</text:span></text:p>
      <text:p text:style-name="P36"><text:span text:style-name="T6"><text:s text:c="6"/>while (ActualLineLength &gt; 0</text:span></text:p>
      <text:p text:style-name="P36"><text:span text:style-name="T6"><text:tab/> <text:s text:c="4"/>&amp;&amp; (Line[ActualLineLength] != Line[i]))</text:span></text:p>
      <text:p text:style-name="P36"><text:span text:style-name="T6"><text:tab/>ActualLineLength = prefixes[ActualLineLength - 1];</text:span></text:p>
      <text:p text:style-name="P36"><text:span text:style-name="T6"><text:s text:c="6"/>if (Line[ActualLineLength] == Line[i])</text:span></text:p>
      <text:p text:style-name="P36"><text:soft-page-break/><text:span text:style-name="T6"><text:tab/>ActualLineLength++;</text:span></text:p>
      <text:p text:style-name="P36"><text:span text:style-name="T6"><text:s text:c="6"/>prefixes[i] = ActualLineLength;</text:span></text:p>
      <text:p text:style-name="P36"><text:span text:style-name="T6"><text:s text:c="4"/>}</text:span></text:p>
      <text:p text:style-name="P36"><text:span text:style-name="T6"><text:s text:c="2"/>return prefixes;</text:span></text:p>
      <text:p text:style-name="P36"><text:span text:style-name="T6">}</text:span></text:p>
      <text:p text:style-name="P37"/>
      <text:p text:style-name="P36"><text:span text:style-name="T6">void IsCyclicShift (string FirstLine, string SecondLine, vector &lt; int &gt;&amp;Result)</text:span></text:p>
      <text:p text:style-name="P36"><text:span text:style-name="T6">{</text:span></text:p>
      <text:p text:style-name="P36"><text:span text:style-name="T6"><text:s text:c="4"/></text:span></text:p>
      <text:p text:style-name="P36"><text:span text:style-name="T6"><text:s text:c="4"/>FirstLine = FirstLine + FirstLine;</text:span></text:p>
      <text:p text:style-name="P36"><text:span text:style-name="T6"><text:s text:c="4"/>vector&lt;int&gt; Prefixes = CalculatingPrefixFunction(SecondLine + "#");</text:span></text:p>
      <text:p text:style-name="P36"><text:span text:style-name="T6"><text:s text:c="4"/>int FirstLineStep = 0;</text:span></text:p>
      <text:p text:style-name="P36"><text:span text:style-name="T6"><text:s text:c="4"/>for(int SecondLineStep = 0; SecondLineStep &lt; FirstLine.size(); ++SecondLineStep) </text:span></text:p>
      <text:p text:style-name="P36"><text:span text:style-name="T6"><text:s text:c="4"/>{</text:span></text:p>
      <text:p text:style-name="P36"><text:span text:style-name="T6"><text:s text:c="8"/>while(FirstLineStep &gt; 0 &amp;&amp; SecondLine[FirstLineStep] != FirstLine[SecondLineStep]) </text:span></text:p>
      <text:p text:style-name="P36"><text:span text:style-name="T6"><text:s text:c="12"/>FirstLineStep = Prefixes[FirstLineStep-1];</text:span></text:p>
      <text:p text:style-name="P36"><text:span text:style-name="T6"><text:s text:c="8"/>if(SecondLine[FirstLineStep] == FirstLine[SecondLineStep]) </text:span></text:p>
      <text:p text:style-name="P36"><text:span text:style-name="T6"><text:s text:c="12"/>FirstLineStep++;</text:span></text:p>
      <text:p text:style-name="P36"><text:span text:style-name="T6"><text:s text:c="8"/>if(FirstLineStep == SecondLine.size()) </text:span></text:p>
      <text:p text:style-name="P36"><text:span text:style-name="T6"><text:s text:c="8"/>{</text:span></text:p>
      <text:p text:style-name="P36"><text:span text:style-name="T6"><text:s text:c="12"/>Result.push_back(SecondLineStep - SecondLine.size() + 1);</text:span></text:p>
      <text:p text:style-name="P36"><text:soft-page-break/><text:span text:style-name="T6"><text:s text:c="12"/>if(true) break;</text:span></text:p>
      <text:p text:style-name="P36"><text:span text:style-name="T6"><text:s text:c="8"/>}</text:span></text:p>
      <text:p text:style-name="P36"><text:span text:style-name="T6"><text:s text:c="4"/>}</text:span></text:p>
      <text:p text:style-name="P36"><text:span text:style-name="T6">}</text:span></text:p>
      <text:p text:style-name="P37"/>
      <text:p text:style-name="P36"><text:span text:style-name="T6">int main ()</text:span></text:p>
      <text:p text:style-name="P36"><text:span text:style-name="T6">{</text:span></text:p>
      <text:p text:style-name="P36"><text:span text:style-name="T6"><text:s text:c="2"/>vector &lt; int &gt;Result;</text:span></text:p>
      <text:p text:style-name="P36"><text:span text:style-name="T6"><text:s text:c="2"/>string FirstLine, SecondLine;</text:span></text:p>
      <text:p text:style-name="P36"><text:span text:style-name="T6"><text:s text:c="2"/>cin &gt;&gt; FirstLine;</text:span></text:p>
      <text:p text:style-name="P36"><text:span text:style-name="T6"><text:s text:c="2"/>cin &gt;&gt; SecondLine;</text:span></text:p>
      <text:p text:style-name="P36"><text:span text:style-name="T6"><text:s text:c="2"/>if(SecondLine.size() == FirstLine.size()) IsCyclicShift (FirstLine, SecondLine, Result);</text:span></text:p>
      <text:p text:style-name="P36"><text:span text:style-name="T6"><text:s text:c="2"/>if (!Result.size ())</text:span></text:p>
      <text:p text:style-name="P36"><text:span text:style-name="T6"><text:s text:c="4"/>cout &lt;&lt; -1;</text:span></text:p>
      <text:p text:style-name="P36"><text:span text:style-name="T6"><text:s text:c="2"/>else</text:span></text:p>
      <text:p text:style-name="P36"><text:span text:style-name="T6"><text:s text:c="4"/>{</text:span></text:p>
      <text:p text:style-name="P36"><text:span text:style-name="T6"><text:s text:c="6"/>string separator;</text:span></text:p>
      <text:p text:style-name="P36"><text:span text:style-name="T6"><text:s text:c="6"/>for (auto entry : Result)</text:span></text:p>
      <text:p text:style-name="P36"><text:span text:style-name="T6"><text:s text:c="6"/>{</text:span></text:p>
      <text:p text:style-name="P36"><text:span text:style-name="T6"><text:s text:c="8"/>cout &lt;&lt; separator &lt;&lt; entry;</text:span></text:p>
      <text:p text:style-name="P36"><text:span text:style-name="T6"><text:s text:c="8"/>separator = ",";</text:span></text:p>
      <text:p text:style-name="P36"><text:soft-page-break/><text:span text:style-name="T6"><text:s text:c="6"/>}</text:span></text:p>
      <text:p text:style-name="P36"><text:span text:style-name="T6"><text:s text:c="4"/>}</text:span></text:p>
      <text:p text:style-name="P36"><text:span text:style-name="T6"><text:s text:c="2"/>return 0;</text:span></text:p>
      <text:p text:style-name="P36"><text:span text:style-name="T6">}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1" meta:page-count="12" meta:paragraph-count="195" meta:word-count="815" meta:character-count="6266" meta:non-whitespace-character-count="5192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i>π</mi>
      <mrow>
        <mrow>
          <mo fence="true" stretchy="false">[</mo>
          <mrow>
            <mi>i</mi>
          </mrow>
          <mo fence="true" stretchy="false">]</mo>
        </mrow>
        <mo stretchy="false">=</mo>
        <msub>
          <mi mathvariant="italic">max</mi>
          <mrow>
            <mrow>
              <mi>n</mi>
              <mo stretchy="false">=</mo>
              <mn>0.</mn>
            </mrow>
            <mn>..</mn>
            <mi>i</mi>
          </mrow>
        </msub>
      </mrow>
      <mo stretchy="false">{</mo>
      <mi>n</mi>
      <mi mathvariant="normal">:</mi>
      <mi>s</mi>
      <mrow>
        <mrow>
          <mo fence="true" stretchy="false">[</mo>
          <mrow>
            <mrow>
              <mn>0</mn>
              <mi>…</mi>
              <mrow>
                <mi>n</mi>
                <mo stretchy="false">−</mo>
                <mn>1</mn>
              </mrow>
            </mrow>
          </mrow>
          <mo fence="true" stretchy="false">]</mo>
        </mrow>
        <mo stretchy="false">=</mo>
        <mi>s</mi>
      </mrow>
      <mrow>
        <mo fence="true" stretchy="false">[</mo>
        <mrow>
          <mrow>
            <mrow>
              <mi>i</mi>
              <mo stretchy="false">−</mo>
              <mi>n</mi>
              <mo stretchy="false">+</mo>
              <mn>1</mn>
            </mrow>
            <mi>…</mi>
            <mi>i</mi>
          </mrow>
        </mrow>
        <mo fence="true" stretchy="false">]</mo>
      </mrow>
      <mo stretchy="false">}</mo>
    </mrow>
    <annotation encoding="StarMath 5.0">π [i]= {max} rsub {n=0...i} \{n : s[0 … n-1] = s[i-n+1 … i]\}</annotation>
  </semantics>
</math>
</file>